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tyle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1.296cm" loext:decorative="false"/>
    </style:style>
    <style:style style:name="gr2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8" style:family="graphic" style:parent-style-name="Object_20_with_20_no_20_fill_20_and_20_no_20_line">
      <style:graphic-properties draw:stroke="none" draw:stroke-dash="Long_20_Dash" svg:stroke-color="#ff0000" draw:textarea-horizontal-align="center" draw:textarea-vertical-align="middle" draw:ole-draw-aspect="1" style:protect="siz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0" style:family="graphic" style:parent-style-name="Object_20_with_20_no_20_fill_20_and_20_no_20_line">
      <style:graphic-properties draw:stroke="none" draw:stroke-dash="Long_20_Dash" svg:stroke-color="#ff0000" draw:ole-draw-aspect="1" style:protect="size" loext:decorative="false"/>
    </style:style>
    <style:style style:name="gr11" style:family="graphic" style:parent-style-name="objectwithoutfill">
      <style:graphic-properties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6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358cm" svg:x="8.93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358cm" svg:x="8.93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358cm" svg:x="14.01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358cm" svg:x="14.01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478cm" svg:y1="11.16cm" svg:x2="14.018cm" svg:y2="11.16cm">
          <text:p/>
        </draw:line>
        <draw:line draw:style-name="gr3" draw:text-style-name="P2" draw:layer="layout" svg:x1="11.478cm" svg:y1="14.97cm" svg:x2="14.018cm" svg:y2="14.97cm">
          <text:p/>
        </draw:line>
        <draw:line draw:style-name="gr4" draw:text-style-name="P2" draw:layer="layout" svg:x1="11.478cm" svg:y1="11.16cm" svg:x2="14.018cm" svg:y2="14.652cm">
          <text:p/>
        </draw:line>
        <draw:line draw:style-name="gr5" draw:text-style-name="P2" draw:layer="layout" svg:x1="11.478cm" svg:y1="14.97cm" svg:x2="14.018cm" svg:y2="11.477cm">
          <text:p/>
        </draw:line>
        <draw:line draw:style-name="gr6" draw:text-style-name="P2" draw:layer="layout" svg:x1="16.558cm" svg:y1="11.16cm" svg:x2="17.51cm" svg:y2="11.16cm">
          <text:p/>
        </draw:line>
        <draw:line draw:style-name="gr7" draw:text-style-name="P2" draw:layer="layout" svg:x1="16.558cm" svg:y1="14.97cm" svg:x2="17.51cm" svg:y2="14.97cm">
          <text:p/>
        </draw:line>
        <draw:frame draw:style-name="gr8" draw:text-style-name="P3" draw:layer="layout" svg:width="1.034cm" svg:height="0.796cm" svg:x="12.816cm" svg:y="10.2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3" draw:layer="layout" svg:width="1.043cm" svg:height="0.796cm" svg:x="13.727cm" svg:y="11.76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" draw:layer="layout" svg:width="1.043cm" svg:height="0.796cm" svg:x="13.427cm" svg:y="13.16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3" draw:layer="layout" svg:width="1.052cm" svg:height="0.796cm" svg:x="13.027cm" svg:y="14.96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3" draw:layer="layout" svg:width="0.317cm" svg:height="0.703cm" svg:x="10.028cm" svg:y="10.6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3" draw:layer="layout" svg:width="0.323cm" svg:height="0.703cm" svg:x="10.029cm" svg:y="14.46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3" draw:layer="layout" svg:width="0.317cm" svg:height="0.703cm" svg:x="15.029cm" svg:y="10.6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3" draw:layer="layout" svg:width="0.323cm" svg:height="0.703cm" svg:x="15.03cm" svg:y="14.5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3" draw:layer="layout" svg:width="0.917cm" svg:height="0.708cm" svg:x="11.523cm" svg:y="10.37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8" draw:text-style-name="P3" draw:layer="layout" svg:width="0.925cm" svg:height="0.708cm" svg:x="16.729cm" svg:y="15.0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3" draw:layer="layout" svg:width="0.926cm" svg:height="0.708cm" svg:x="11.474cm" svg:y="15.0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3" draw:layer="layout" svg:width="0.916cm" svg:height="0.708cm" svg:x="16.73cm" svg:y="11.36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11" draw:text-style-name="P2" draw:layer="layout" svg:x1="10.128cm" svg:y1="9.573cm" svg:x2="10.128cm" svg:y2="8.303cm">
          <text:p/>
        </draw:line>
        <draw:frame draw:style-name="gr12" draw:text-style-name="P4" draw:layer="layout" svg:width="4.265cm" svg:height="0.962cm" svg:x="8.541cm" svg:y="7.341cm">
          <draw:text-box>
            <text:p>Layer a</text:p>
          </draw:text-box>
        </draw:frame>
        <draw:line draw:style-name="gr11" draw:text-style-name="P2" draw:layer="layout" svg:x1="15.229cm" svg:y1="9.574cm" svg:x2="15.229cm" svg:y2="8.304cm">
          <text:p/>
        </draw:line>
        <draw:frame draw:style-name="gr13" draw:text-style-name="P4" draw:layer="layout" svg:width="4.168cm" svg:height="0.962cm" svg:x="13.642cm" svg:y="7.342cm">
          <draw:text-box>
            <text:p>Layer b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ot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9:05:28.497465360</meta:creation-date>
    <dc:date>2023-12-20T12:57:14.842564924</dc:date>
    <meta:editing-duration>PT6H59M20S</meta:editing-duration>
    <meta:editing-cycles>16</meta:editing-cycles>
    <meta:generator>LibreOffice/7.6.4.1$Linux_X86_64 LibreOffice_project/60$Build-1</meta:generator>
    <meta:document-statistic meta:object-count="26"/>
  </office:meta>
</office:document-meta>
</file>

<file path=Object 1/content.xml><?xml version="1.0" encoding="utf-8"?>
<math xmlns="http://www.w3.org/1998/Math/MathML" display="block">
  <semantics>
    <mn>2</mn>
    <annotation encoding="StarMath 5.0">2</annotation>
  </semantics>
</math>
</file>

<file path=Object 12/content.xml><?xml version="1.0" encoding="utf-8"?>
<math xmlns="http://www.w3.org/1998/Math/MathML" display="block">
  <semantics>
    <msub>
      <mi>δ</mi>
      <mrow>
        <mi>a</mi>
        <mi>,</mi>
        <mn>2</mn>
      </mrow>
    </msub>
    <annotation encoding="StarMath 5.0">%delta_{a,2}</annotation>
  </semantics>
</math>
</file>

<file path=Object 13/content.xml><?xml version="1.0" encoding="utf-8"?>
<math xmlns="http://www.w3.org/1998/Math/MathML" display="block">
  <semantics>
    <mn>2</mn>
    <annotation encoding="StarMath 5.0">2</annotation>
  </semantics>
</math>
</file>

<file path=Object 14/content.xml><?xml version="1.0" encoding="utf-8"?>
<math xmlns="http://www.w3.org/1998/Math/MathML" display="block">
  <semantics>
    <msub>
      <mi>δ</mi>
      <mrow>
        <mi>b</mi>
        <mi>,</mi>
        <mn>1</mn>
      </mrow>
    </msub>
    <annotation encoding="StarMath 5.0">%delta_{b,1}</annotation>
  </semantics>
</math>
</file>

<file path=Object 15/content.xml><?xml version="1.0" encoding="utf-8"?>
<math xmlns="http://www.w3.org/1998/Math/MathML" display="block">
  <semantics>
    <mn>1</mn>
    <annotation encoding="StarMath 5.0">1</annotation>
  </semantics>
</math>
</file>

<file path=Object 2/content.xml><?xml version="1.0" encoding="utf-8"?>
<math xmlns="http://www.w3.org/1998/Math/MathML" display="block">
  <semantics>
    <mn>1</mn>
    <annotation encoding="StarMath 5.0">1</annotation>
  </semantics>
</math>
</file>

<file path=Object 23/content.xml><?xml version="1.0" encoding="utf-8"?>
<math xmlns="http://www.w3.org/1998/Math/MathML" display="block">
  <semantics>
    <msub>
      <mi>δ</mi>
      <mrow>
        <mi>a</mi>
        <mi>,</mi>
        <mn>1</mn>
      </mrow>
    </msub>
    <annotation encoding="StarMath 5.0">%delta_{a,1}</annotation>
  </semantics>
</math>
</file>

<file path=Object 24/content.xml><?xml version="1.0" encoding="utf-8"?>
<math xmlns="http://www.w3.org/1998/Math/MathML" display="block">
  <semantics>
    <msub>
      <mi>δ</mi>
      <mrow>
        <mi>b</mi>
        <mi>,</mi>
        <mn>2</mn>
      </mrow>
    </msub>
    <annotation encoding="StarMath 5.0">%delta_{b,2}</annotation>
  </semantics>
</math>
</file>

<file path=Object 3/content.xml><?xml version="1.0" encoding="utf-8"?>
<math xmlns="http://www.w3.org/1998/Math/MathML" display="block">
  <semantics>
    <msub>
      <mi>w</mi>
      <mrow>
        <mn>2</mn>
        <mi>,</mi>
        <mn>2</mn>
      </mrow>
    </msub>
    <annotation encoding="StarMath 5.0">w_{2,2}</annotation>
  </semantics>
</math>
</file>

<file path=Object 4/content.xml><?xml version="1.0" encoding="utf-8"?>
<math xmlns="http://www.w3.org/1998/Math/MathML" display="block">
  <semantics>
    <msub>
      <mi>w</mi>
      <mrow>
        <mn>1</mn>
        <mi>,</mi>
        <mn>2</mn>
      </mrow>
    </msub>
    <annotation encoding="StarMath 5.0">w_{1,2}</annotation>
  </semantics>
</math>
</file>

<file path=Object 5/content.xml><?xml version="1.0" encoding="utf-8"?>
<math xmlns="http://www.w3.org/1998/Math/MathML" display="block">
  <semantics>
    <msub>
      <mi>w</mi>
      <mrow>
        <mn>1</mn>
        <mi>,</mi>
        <mn>1</mn>
      </mrow>
    </msub>
    <annotation encoding="StarMath 5.0">w_{1,1}</annotation>
  </semantics>
</math>
</file>

<file path=Object 6/content.xml><?xml version="1.0" encoding="utf-8"?>
<math xmlns="http://www.w3.org/1998/Math/MathML" display="block">
  <semantics>
    <msub>
      <mi>w</mi>
      <mrow>
        <mn>2</mn>
        <mi>,</mi>
        <mn>1</mn>
      </mrow>
    </msub>
    <annotation encoding="StarMath 5.0">w_{2,1}</annotation>
  </semantics>
</math>
</file>